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578a9">
      <style:table-properties style:width="6.692in" table:align="margins"/>
    </style:style>
    <style:style style:family="table-column" style:name="a2fd954"/>
    <style:style style:family="table-cell" style:name="abbfb27">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4a41b7">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c4e4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575c24">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1125b">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c73dd">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f8af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9d464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2ca34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5ca57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870a2">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8879e6">
      <number:number number:decimal-places="0" number:grouping="true" number:min-integer-digits="1"/>
    </number:number-style>
    <style:style style:data-style-name="n8879e6" style:family="table-cell" style:name="a13ff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55d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859ea">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61daf">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3805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46e70">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fe6d3">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7a41b">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7eda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1ef7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04dff">
      <number:number number:decimal-places="0" number:grouping="true" number:min-integer-digits="1"/>
    </number:number-style>
    <style:style style:data-style-name="nb04dff" style:family="table-cell" style:name="afa0bf8">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d8c2c">
      <number:number number:decimal-places="0" number:grouping="true" number:min-integer-digits="1"/>
    </number:number-style>
    <style:style style:data-style-name="n1d8c2c" style:family="table-cell" style:name="a841af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9ccc">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96345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933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797d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f0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5d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31a49">
      <number:number number:decimal-places="0" number:grouping="true" number:min-integer-digits="1"/>
    </number:number-style>
    <style:style style:data-style-name="n031a49" style:family="table-cell" style:name="aff47ab">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4f0b3">
      <number:number number:decimal-places="0" number:grouping="true" number:min-integer-digits="1"/>
    </number:number-style>
    <style:style style:data-style-name="n74f0b3" style:family="table-cell" style:name="a4e320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45a5">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68c88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a1a7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7efa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abd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dd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bd9d30">
      <number:number number:decimal-places="0" number:grouping="true" number:min-integer-digits="1"/>
    </number:number-style>
    <style:style style:data-style-name="nbd9d30" style:family="table-cell" style:name="a3a8d4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bf74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935e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5adbc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ff502">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0201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2527e">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ead7b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add7">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902af1">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317a69">
      <number:number number:decimal-places="0" number:grouping="true" number:min-integer-digits="1"/>
    </number:number-style>
    <style:style style:data-style-name="n317a69" style:family="table-cell" style:name="a28109a">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a78ee0">
      <number:number number:decimal-places="0" number:grouping="true" number:min-integer-digits="1"/>
    </number:number-style>
    <style:style style:data-style-name="na78ee0" style:family="table-cell" style:name="a33d36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01ae">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31a2e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d559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ffb6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656c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af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a039ab">
      <number:number number:decimal-places="0" number:grouping="true" number:min-integer-digits="1"/>
    </number:number-style>
    <style:style style:data-style-name="na039ab" style:family="table-cell" style:name="a190eb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de92d1">
      <number:number number:decimal-places="0" number:grouping="true" number:min-integer-digits="1"/>
    </number:number-style>
    <style:style style:data-style-name="nde92d1" style:family="table-cell" style:name="a7a54a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2d7b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6566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f85b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7c7e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70dd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665f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3793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550e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ea33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0c5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23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39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d4c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e72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a856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f75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21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53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aaa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e197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cf1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71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8ac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3c62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2eaf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be07">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681d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d0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1d1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8d2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19c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b058">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24a5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a8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5222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e9d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f8a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dc01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4d2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a7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1af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0159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2cd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9985">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70f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b97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1ac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c5b6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9f5b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203b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d9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f2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3f7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56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320d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52a51">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7b45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335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91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1d59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f906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fa2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700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49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648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62b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a9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8e0a">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3b1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3d96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2a4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1ce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9e54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afcdc">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9578a9">
        <table:table-column table:number-columns-repeated="5" table:style-name="a2fd954"/>
        <table:table-column table:style-name="a2fd954"/>
        <table:table-column table:style-name="a2fd954"/>
        <table:table-column table:style-name="a2fd954"/>
        <table:table-column table:style-name="a2fd954"/>
        <table:table-column table:style-name="a2fd954"/>
        <table:table-row>
          <table:table-cell office:string-value="Teachers Preferences and Assignment" office:value-type="string" table:style-name="abbfb27">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9d4648">
            <text:p>Study Level</text:p>
          </table:table-cell>
          <table:table-cell office:string-value="Semester" office:value-type="string" table:style-name="a8c4e40">
            <text:p>Semester</text:p>
          </table:table-cell>
          <table:table-cell office:string-value="Course Type" office:value-type="string" table:style-name="a1f8af8">
            <text:p>Course Type</text:p>
          </table:table-cell>
          <table:table-cell office:string-value="Number of groups" office:value-type="string" table:style-name="a4a41b7">
            <text:p>Number of groups</text:p>
          </table:table-cell>
          <table:table-cell office:string-value="Number of hours" office:value-type="string" table:style-name="a3c73dd">
            <text:p>Number of hours</text:p>
          </table:table-cell>
          <table:table-cell office:string-value="Candidate's First Name" office:value-type="string" table:style-name="a4870a2">
            <text:p>Candidate's First Name</text:p>
          </table:table-cell>
          <table:table-cell office:string-value="Candidate's Last Name" office:value-type="string" table:style-name="ad1125b">
            <text:p>Candidate's Last Name</text:p>
          </table:table-cell>
          <table:table-cell office:string-value="Choice" office:value-type="string" table:style-name="a5ca576">
            <text:p>Choice</text:p>
          </table:table-cell>
          <table:table-cell office:string-value="Assignment" office:value-type="string" table:style-name="a575c24">
            <text:p>Assignment</text:p>
          </table:table-cell>
          <table:table-cell office:value-type="string" table:style-name="a2ca34a"/>
        </table:table-row>
        <table:table-row>
          <table:table-cell office:string-value="DE1" office:value-type="string" table:style-name="a5455d6">
            <text:p>DE1</text:p>
          </table:table-cell>
          <table:table-cell office:value="1.0" office:value-type="float" table:style-name="a13ffcd">
            <text:p>1</text:p>
          </table:table-cell>
          <table:table-cell office:string-value="testcourse1" office:value-type="string" table:style-name="ad859ea">
            <text:p>testcourse1</text:p>
          </table:table-cell>
          <table:table-cell table:style-name="a161daf"/>
          <table:table-cell table:style-name="a03805b"/>
          <table:table-cell table:style-name="ab46e70"/>
          <table:table-cell table:style-name="aafe6d3"/>
          <table:table-cell table:style-name="a07a41b"/>
          <table:table-cell table:style-name="a67edac"/>
          <table:table-cell table:style-name="a11ef7f"/>
        </table:table-row>
        <table:table-row>
          <table:table-cell table:style-name="ac37938"/>
          <table:table-cell table:style-name="a1a21d1"/>
          <table:table-cell office:string-value="CM" office:value-type="string" table:style-name="a989ccc">
            <text:p>CM</text:p>
          </table:table-cell>
          <table:table-cell office:value="3.0" office:value-type="float" table:style-name="afa0bf8">
            <text:p>3</text:p>
          </table:table-cell>
          <table:table-cell office:value="10.0" office:value-type="float" table:style-name="a841af7">
            <text:p>10</text:p>
          </table:table-cell>
          <table:table-cell office:string-value="teacher1FirstName" office:value-type="string" table:style-name="a963451">
            <text:p>teacher1FirstName</text:p>
          </table:table-cell>
          <table:table-cell office:string-value="teacher1LastName" office:value-type="string" table:style-name="af9333c">
            <text:p>teacher1LastName</text:p>
          </table:table-cell>
          <table:table-cell office:string-value="A" office:value-type="string" table:style-name="ab797d5">
            <text:p>A</text:p>
          </table:table-cell>
          <table:table-cell table:style-name="aaff03c"/>
          <table:table-cell table:style-name="a8b5d8f"/>
        </table:table-row>
        <table:table-row>
          <table:table-cell table:style-name="a4550e1"/>
          <table:table-cell table:style-name="a72532a"/>
          <table:table-cell table:style-name="a8681d4"/>
          <table:table-cell table:style-name="a724a5e"/>
          <table:table-cell table:style-name="ac64d2a"/>
          <table:table-cell office:string-value="teacher2FirstName" office:value-type="string" table:style-name="a2070f8">
            <text:p>teacher2FirstName</text:p>
          </table:table-cell>
          <table:table-cell office:string-value="teacher2LastName" office:value-type="string" table:style-name="ae6d93f">
            <text:p>teacher2LastName</text:p>
          </table:table-cell>
          <table:table-cell office:string-value="C" office:value-type="string" table:style-name="a67b458">
            <text:p>C</text:p>
          </table:table-cell>
          <table:table-cell table:style-name="a97005c"/>
          <table:table-cell table:style-name="a03b104"/>
        </table:table-row>
        <table:table-row>
          <table:table-cell table:style-name="a4ea331"/>
          <table:table-cell table:style-name="abaaa88"/>
          <table:table-cell table:style-name="ab2d04e"/>
          <table:table-cell table:style-name="aafa870"/>
          <table:table-cell table:style-name="aa3a7b2"/>
          <table:table-cell table:style-name="a3b9790"/>
          <table:table-cell table:style-name="abdf2de"/>
          <table:table-cell table:style-name="a6a335d"/>
          <table:table-cell table:style-name="a7e4924"/>
          <table:table-cell table:style-name="a73d96d"/>
        </table:table-row>
        <table:table-row>
          <table:table-cell table:style-name="a400c56"/>
          <table:table-cell table:style-name="a6e197d"/>
          <table:table-cell office:string-value="TD" office:value-type="string" table:style-name="a9645a5">
            <text:p>TD</text:p>
          </table:table-cell>
          <table:table-cell office:value="4.0" office:value-type="float" table:style-name="aff47ab">
            <text:p>4</text:p>
          </table:table-cell>
          <table:table-cell office:value="10.0" office:value-type="float" table:style-name="a4e3200">
            <text:p>10</text:p>
          </table:table-cell>
          <table:table-cell office:string-value="teacher1FirstName" office:value-type="string" table:style-name="a68c88f">
            <text:p>teacher1FirstName</text:p>
          </table:table-cell>
          <table:table-cell office:string-value="teacher1LastName" office:value-type="string" table:style-name="a8a1a7e">
            <text:p>teacher1LastName</text:p>
          </table:table-cell>
          <table:table-cell office:string-value="B" office:value-type="string" table:style-name="ac7efa3">
            <text:p>B</text:p>
          </table:table-cell>
          <table:table-cell office:string-value="teacher1FirstName" office:value-type="string" table:style-name="a4abd48">
            <text:p>teacher1FirstName</text:p>
          </table:table-cell>
          <table:table-cell office:string-value="teacher1LastName" office:value-type="string" table:style-name="adfdd4a">
            <text:p>teacher1LastName</text:p>
          </table:table-cell>
        </table:table-row>
        <table:table-row>
          <table:table-cell table:style-name="acb23a3"/>
          <table:table-cell table:style-name="a9cf158"/>
          <table:table-cell table:style-name="af81d11"/>
          <table:table-cell table:style-name="a752226"/>
          <table:table-cell table:style-name="a441af9"/>
          <table:table-cell office:string-value="teacher2FirstName" office:value-type="string" table:style-name="a51ac58">
            <text:p>teacher2FirstName</text:p>
          </table:table-cell>
          <table:table-cell office:string-value="teacher2LastName" office:value-type="string" table:style-name="aa3f7b9">
            <text:p>teacher2LastName</text:p>
          </table:table-cell>
          <table:table-cell office:string-value="A" office:value-type="string" table:style-name="a63919f">
            <text:p>A</text:p>
          </table:table-cell>
          <table:table-cell table:style-name="aa6483f"/>
          <table:table-cell table:style-name="a5c2a4e"/>
        </table:table-row>
        <table:table-row>
          <table:table-cell table:style-name="a583986"/>
          <table:table-cell table:style-name="a65713f"/>
          <table:table-cell table:style-name="a08d24e"/>
          <table:table-cell table:style-name="ae8e9d1"/>
          <table:table-cell table:style-name="a401598"/>
          <table:table-cell table:style-name="a0c5b6b"/>
          <table:table-cell table:style-name="ad75605"/>
          <table:table-cell table:style-name="a31d599"/>
          <table:table-cell table:style-name="a8862b2"/>
          <table:table-cell table:style-name="abd1ce0"/>
        </table:table-row>
        <table:table-row>
          <table:table-cell office:string-value="DE1" office:value-type="string" table:style-name="a6bf742">
            <text:p>DE1</text:p>
          </table:table-cell>
          <table:table-cell office:value="1.0" office:value-type="float" table:style-name="a3a8d4a">
            <text:p>1</text:p>
          </table:table-cell>
          <table:table-cell office:string-value="testcourse2" office:value-type="string" table:style-name="ad935e5">
            <text:p>testcourse2</text:p>
          </table:table-cell>
          <table:table-cell table:style-name="a5adbca"/>
          <table:table-cell table:style-name="a9ff502"/>
          <table:table-cell table:style-name="ac0201c"/>
          <table:table-cell table:style-name="ad2527e"/>
          <table:table-cell table:style-name="aead7b7"/>
          <table:table-cell table:style-name="ab3add7"/>
          <table:table-cell table:style-name="a902af1"/>
        </table:table-row>
        <table:table-row>
          <table:table-cell table:style-name="a94d4c2"/>
          <table:table-cell table:style-name="a1a8ace"/>
          <table:table-cell office:string-value="TD" office:value-type="string" table:style-name="ab601ae">
            <text:p>TD</text:p>
          </table:table-cell>
          <table:table-cell office:value="4.0" office:value-type="float" table:style-name="a28109a">
            <text:p>4</text:p>
          </table:table-cell>
          <table:table-cell office:value="10.0" office:value-type="float" table:style-name="a33d364">
            <text:p>10</text:p>
          </table:table-cell>
          <table:table-cell office:string-value="teacher1FirstName" office:value-type="string" table:style-name="a31a2e0">
            <text:p>teacher1FirstName</text:p>
          </table:table-cell>
          <table:table-cell office:string-value="teacher1LastName" office:value-type="string" table:style-name="a3d559f">
            <text:p>teacher1LastName</text:p>
          </table:table-cell>
          <table:table-cell office:string-value="C" office:value-type="string" table:style-name="adffb62">
            <text:p>C</text:p>
          </table:table-cell>
          <table:table-cell office:string-value="teacher1FirstName" office:value-type="string" table:style-name="ab656cd">
            <text:p>teacher1FirstName</text:p>
          </table:table-cell>
          <table:table-cell office:string-value="teacher1LastName" office:value-type="string" table:style-name="af8af31">
            <text:p>teacher1LastName</text:p>
          </table:table-cell>
        </table:table-row>
        <table:table-row>
          <table:table-cell table:style-name="aee72af"/>
          <table:table-cell table:style-name="a23c62d"/>
          <table:table-cell table:style-name="aa319c3"/>
          <table:table-cell table:style-name="ac7f8aa"/>
          <table:table-cell table:style-name="a22cd22"/>
          <table:table-cell table:style-name="a79f5b6"/>
          <table:table-cell table:style-name="ab320de"/>
          <table:table-cell table:style-name="adf9067"/>
          <table:table-cell table:style-name="a0da9d3"/>
          <table:table-cell table:style-name="a99e543"/>
        </table:table-row>
        <table:table-row>
          <table:table-cell table:style-name="aca8562"/>
          <table:table-cell table:style-name="a12eaf6"/>
          <table:table-cell office:string-value="TP" office:value-type="string" table:style-name="ae2d7b8">
            <text:p>TP</text:p>
          </table:table-cell>
          <table:table-cell office:value="3.0" office:value-type="float" table:style-name="a190eb7">
            <text:p>3</text:p>
          </table:table-cell>
          <table:table-cell office:value="10.0" office:value-type="float" table:style-name="a7a54ac">
            <text:p>10</text:p>
          </table:table-cell>
          <table:table-cell office:string-value="teacher1FirstName" office:value-type="string" table:style-name="af6566b">
            <text:p>teacher1FirstName</text:p>
          </table:table-cell>
          <table:table-cell office:string-value="teacher1LastName" office:value-type="string" table:style-name="aff85bb">
            <text:p>teacher1LastName</text:p>
          </table:table-cell>
          <table:table-cell office:string-value="B" office:value-type="string" table:style-name="a97c7eb">
            <text:p>B</text:p>
          </table:table-cell>
          <table:table-cell table:style-name="a770ddc"/>
          <table:table-cell table:style-name="a5665fc"/>
        </table:table-row>
        <table:table-row>
          <table:table-cell table:style-name="a72f750"/>
          <table:table-cell table:style-name="ae8be07"/>
          <table:table-cell table:style-name="a25b058"/>
          <table:table-cell table:style-name="a7dc010"/>
          <table:table-cell table:style-name="ad49985"/>
          <table:table-cell table:style-name="a3203b9"/>
          <table:table-cell table:style-name="a652a51"/>
          <table:table-cell table:style-name="a44fa26"/>
          <table:table-cell table:style-name="a168e0a"/>
          <table:table-cell table:style-name="a9afcdc"/>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6-15T13:14:08</dc:date>
    <meta:editing-cycles>1</meta:editing-cycles>
    <meta:editing-duration>PT1.616S</meta:editing-duration>
    <meta:initial-creator>mirelabuzdugan</meta:initial-creator>
    <meta:creation-date>2020-06-15T13:14:06</meta:creation-date>
    <dc:language>ro</dc:language>
  </office:meta>
</office:document-meta>
</file>